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officeooo:rsid="00084f43" officeooo:paragraph-rsid="00084f43" style:font-size-asian="12.25pt" style:font-size-complex="14pt"/>
    </style:style>
    <style:style style:name="P2" style:family="paragraph" style:parent-style-name="Standard">
      <style:text-properties fo:font-size="14pt" style:text-underline-style="solid" style:text-underline-width="auto" style:text-underline-color="font-color" officeooo:rsid="00084f43" officeooo:paragraph-rsid="00084f43" style:font-size-asian="14pt" style:font-size-complex="14pt"/>
    </style:style>
    <style:style style:name="P3" style:family="paragraph" style:parent-style-name="Standard">
      <style:text-properties fo:font-size="14pt" style:text-underline-style="solid" style:text-underline-width="auto" style:text-underline-color="font-color" officeooo:rsid="00084f43" officeooo:paragraph-rsid="000901fd" style:font-size-asian="14pt" style:font-size-complex="14pt"/>
    </style:style>
    <style:style style:name="P4" style:family="paragraph" style:parent-style-name="Standard">
      <style:text-properties fo:font-size="14pt" style:text-underline-style="solid" style:text-underline-width="auto" style:text-underline-color="font-color" officeooo:rsid="000bf6f6" officeooo:paragraph-rsid="000bf6f6" style:font-size-asian="14pt" style:font-size-complex="14pt"/>
    </style:style>
    <style:style style:name="P5" style:family="paragraph" style:parent-style-name="Standard">
      <style:text-properties fo:font-size="14pt" style:text-underline-style="solid" style:text-underline-width="auto" style:text-underline-color="font-color" officeooo:rsid="000bf6f6" officeooo:paragraph-rsid="000cda4e" style:font-size-asian="14pt" style:font-size-complex="14pt"/>
    </style:style>
    <style:style style:name="P6" style:family="paragraph" style:parent-style-name="Standard">
      <style:text-properties fo:font-size="14pt" style:text-underline-style="none" officeooo:rsid="00084f43" officeooo:paragraph-rsid="000901fd" style:font-size-asian="14pt" style:font-size-complex="14pt"/>
    </style:style>
    <style:style style:name="P7" style:family="paragraph" style:parent-style-name="Standard">
      <style:text-properties fo:font-size="14pt" fo:font-style="normal" style:text-underline-style="solid" style:text-underline-width="auto" style:text-underline-color="font-color" officeooo:rsid="000bf6f6" officeooo:paragraph-rsid="000bf6f6" style:font-size-asian="14pt" style:font-style-asian="normal" style:font-size-complex="14pt" style:font-style-complex="normal"/>
    </style:style>
    <style:style style:name="P8" style:family="paragraph" style:parent-style-name="Standard">
      <style:text-properties fo:font-size="14pt" fo:font-style="normal" style:text-underline-style="solid" style:text-underline-width="auto" style:text-underline-color="font-color" officeooo:rsid="000cda4e" officeooo:paragraph-rsid="000cda4e" style:font-size-asian="14pt" style:font-style-asian="normal" style:font-size-complex="14pt" style:font-style-complex="normal"/>
    </style:style>
    <style:style style:name="P9" style:family="paragraph" style:parent-style-name="Standard">
      <style:text-properties fo:font-size="12pt" style:text-underline-style="none" officeooo:rsid="00084f43" officeooo:paragraph-rsid="00084f43"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084f43" officeooo:paragraph-rsid="00105a96"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084f43" officeooo:paragraph-rsid="0010b40e" style:font-size-asian="10.5pt" style:font-size-complex="12pt"/>
    </style:style>
    <style:style style:name="P12" style:family="paragraph" style:parent-style-name="Standard">
      <style:text-properties fo:font-size="12pt" style:text-underline-style="none" officeooo:rsid="000bf6f6" officeooo:paragraph-rsid="000cda4e" style:font-size-asian="10.5pt" style:font-size-complex="12pt"/>
    </style:style>
    <style:style style:name="P13" style:family="paragraph" style:parent-style-name="Standard">
      <style:text-properties fo:font-size="12pt" style:text-underline-style="none" officeooo:rsid="000cda4e" officeooo:paragraph-rsid="000d535c" style:font-size-asian="10.5pt" style:font-size-complex="12pt"/>
    </style:style>
    <style:style style:name="P14" style:family="paragraph" style:parent-style-name="Standard">
      <style:text-properties fo:font-size="12pt" fo:font-style="italic" style:text-underline-style="none" officeooo:rsid="00084f43" officeooo:paragraph-rsid="000901fd" style:font-size-asian="10.5pt" style:font-size-complex="12pt"/>
    </style:style>
    <style:style style:name="P15" style:family="paragraph" style:parent-style-name="Standard">
      <style:paragraph-properties fo:text-align="justify" style:justify-single-word="false"/>
      <style:text-properties fo:font-size="12pt" fo:font-style="normal" style:text-underline-style="none" officeooo:rsid="000c095d" officeooo:paragraph-rsid="000cda4e" style:font-size-asian="10.5pt" style:font-style-asian="normal" style:font-size-complex="12pt" style:font-style-complex="normal"/>
    </style:style>
    <style:style style:name="P16" style:family="paragraph" style:parent-style-name="Standard">
      <style:text-properties fo:font-size="12pt" fo:font-style="normal" style:text-underline-style="none" fo:font-weight="normal" officeooo:rsid="000cda4e" officeooo:paragraph-rsid="000cda4e"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solid" style:text-underline-width="auto" style:text-underline-color="font-color" officeooo:rsid="000bf6f6" officeooo:paragraph-rsid="000bf6f6" style:font-size-asian="12pt" style:font-style-asian="normal" style:font-size-complex="12pt" style:font-style-complex="normal"/>
    </style:style>
    <style:style style:name="P18" style:family="paragraph" style:parent-style-name="Standard">
      <style:text-properties fo:font-style="normal" officeooo:rsid="000901fd" officeooo:paragraph-rsid="000901fd" style:font-style-asian="normal" style:font-style-complex="normal"/>
    </style:style>
    <style:style style:name="P19" style:family="paragraph" style:parent-style-name="Standard">
      <style:paragraph-properties fo:text-align="justify" style:justify-single-word="false"/>
      <style:text-properties fo:font-style="normal" officeooo:rsid="000901fd" officeooo:paragraph-rsid="000901fd" style:font-style-asian="normal" style:font-style-complex="normal"/>
    </style:style>
    <style:style style:name="P20" style:family="paragraph" style:parent-style-name="Standard">
      <style:text-properties fo:color="#3399ff" fo:font-size="14pt" officeooo:rsid="00084f43" officeooo:paragraph-rsid="00084f43" style:font-size-asian="12.25pt" style:font-size-complex="14pt"/>
    </style:style>
    <style:style style:name="P21" style:family="paragraph" style:parent-style-name="Standard">
      <style:paragraph-properties fo:text-align="center" style:justify-single-word="false"/>
      <style:text-properties fo:font-size="16pt" officeooo:rsid="001012fc" officeooo:paragraph-rsid="001012fc" style:font-size-asian="14pt" style:font-size-complex="16pt"/>
    </style:style>
    <style:style style:name="P22" style:family="paragraph" style:parent-style-name="Standard">
      <style:paragraph-properties fo:text-align="justify" style:justify-single-word="false"/>
      <style:text-properties officeooo:paragraph-rsid="000c095d"/>
    </style:style>
    <style:style style:name="P23" style:family="paragraph" style:parent-style-name="Standard">
      <style:paragraph-properties fo:text-align="center" style:justify-single-word="false" fo:padding="0.049cm" fo:border="0.06pt solid #000000" style:shadow="none" style:writing-mode="page"/>
      <style:text-properties fo:font-size="16pt" officeooo:rsid="001012fc" officeooo:paragraph-rsid="001012fc" style:font-size-asian="14pt" style:font-size-complex="16pt"/>
    </style:style>
    <style:style style:name="P24" style:family="paragraph" style:parent-style-name="Standard">
      <style:paragraph-properties fo:text-align="center" style:justify-single-word="false" fo:padding="0.049cm" fo:border="0.06pt solid #000000" style:shadow="none" style:writing-mode="page"/>
      <style:text-properties fo:color="#ff6600" fo:font-size="14pt" style:text-underline-style="solid" style:text-underline-width="auto" style:text-underline-color="font-color" fo:font-weight="bold" officeooo:rsid="001012fc" officeooo:paragraph-rsid="001012fc" style:font-size-asian="14pt" style:font-weight-asian="bold" style:font-size-complex="14pt" style:font-weight-complex="bold"/>
    </style:style>
    <style:style style:name="P25" style:family="paragraph" style:parent-style-name="Standard">
      <style:paragraph-properties fo:text-align="center" style:justify-single-word="false" fo:padding="0.049cm" fo:border="0.06pt solid #000000" style:shadow="none" style:writing-mode="page"/>
      <style:text-properties fo:color="#ff3300" fo:font-size="16pt" style:text-underline-style="solid" style:text-underline-width="auto" style:text-underline-color="font-color" fo:font-weight="bold" officeooo:rsid="001012fc" officeooo:paragraph-rsid="001012fc" style:font-size-asian="14pt" style:font-weight-asian="bold" style:font-size-complex="16pt" style:font-weight-complex="bold"/>
    </style:style>
    <style:style style:name="P26" style:family="paragraph" style:parent-style-name="Standard">
      <style:paragraph-properties fo:text-align="center" style:justify-single-word="false" fo:padding="0.049cm" fo:border="0.06pt solid #000000" style:shadow="none" style:writing-mode="page"/>
      <style:text-properties fo:font-size="14pt" officeooo:rsid="001012fc" officeooo:paragraph-rsid="001012fc" style:font-size-asian="14pt" style:font-size-complex="14pt"/>
    </style:style>
    <style:style style:name="P27" style:family="paragraph" style:parent-style-name="Standard">
      <style:paragraph-properties fo:text-align="justify" style:justify-single-word="false"/>
      <style:text-properties fo:font-size="12pt" fo:font-style="normal" style:text-underline-style="none" officeooo:rsid="000c095d" officeooo:paragraph-rsid="00105a96"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style:text-underline-style="none" officeooo:rsid="000c095d" officeooo:paragraph-rsid="0010b40e"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style:text-underline-style="none" officeooo:rsid="000bf6f6" officeooo:paragraph-rsid="0015575b" style:font-size-asian="10.5pt" style:font-style-asian="normal" style:font-size-complex="12pt" style:font-style-complex="normal"/>
    </style:style>
    <style:style style:name="P30" style:family="paragraph" style:parent-style-name="Standard">
      <style:text-properties fo:font-size="12pt" fo:font-style="normal" style:text-underline-style="none" officeooo:rsid="000bf6f6" officeooo:paragraph-rsid="000901fd"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fo:font-size="12pt" fo:font-style="normal" style:text-underline-style="none" officeooo:rsid="00084f43" officeooo:paragraph-rsid="0015575b" style:font-size-asian="10.5pt" style:font-style-asian="normal" style:font-size-complex="12pt" style:font-style-complex="normal"/>
    </style:style>
    <style:style style:name="P32" style:family="paragraph" style:parent-style-name="Standard">
      <style:paragraph-properties fo:text-align="justify" style:justify-single-word="false"/>
      <style:text-properties fo:font-size="12pt" fo:font-style="normal" style:text-underline-style="none" officeooo:rsid="000cda4e" officeooo:paragraph-rsid="001149c2" style:font-size-asian="10.5pt" style:font-style-asian="normal" style:font-size-complex="12pt" style:font-style-complex="normal"/>
    </style:style>
    <style:style style:name="P33" style:family="paragraph" style:parent-style-name="Standard">
      <style:paragraph-properties fo:text-align="justify" style:justify-single-word="false"/>
      <style:text-properties fo:font-size="12pt" fo:font-style="normal" style:text-underline-style="none" officeooo:rsid="0015575b" officeooo:paragraph-rsid="0015575b" style:font-size-asian="10.5pt" style:font-style-asian="normal" style:font-size-complex="12pt" style:font-style-complex="normal"/>
    </style:style>
    <style:style style:name="P34" style:family="paragraph" style:parent-style-name="Standard">
      <style:paragraph-properties fo:text-align="justify" style:justify-single-word="false"/>
      <style:text-properties fo:font-size="12pt" style:text-underline-style="none" officeooo:rsid="000cda4e" officeooo:paragraph-rsid="001149c2" style:font-size-asian="10.5pt" style:font-size-complex="12pt"/>
    </style:style>
    <style:style style:name="P35" style:family="paragraph" style:parent-style-name="Standard">
      <style:paragraph-properties fo:text-align="justify" style:justify-single-word="false"/>
      <style:text-properties fo:font-size="12pt" style:text-underline-style="none" officeooo:rsid="000cda4e" officeooo:paragraph-rsid="0015e30f" style:font-size-asian="10.5pt" style:font-size-complex="12pt"/>
    </style:style>
    <style:style style:name="P36" style:family="paragraph" style:parent-style-name="Standard">
      <style:text-properties fo:font-size="12pt" style:text-underline-style="none" officeooo:rsid="000cda4e" officeooo:paragraph-rsid="0015e30f" style:font-size-asian="10.5pt" style:font-size-complex="12pt"/>
    </style:style>
    <style:style style:name="P37" style:family="paragraph" style:parent-style-name="Standard">
      <style:paragraph-properties fo:text-align="justify" style:justify-single-word="false"/>
      <style:text-properties fo:font-size="12pt" style:text-underline-style="none" officeooo:rsid="00084f43" officeooo:paragraph-rsid="0010b40e" style:font-size-asian="10.5pt" style:font-size-complex="12pt"/>
    </style:style>
    <style:style style:name="P38" style:family="paragraph" style:parent-style-name="Standard">
      <style:paragraph-properties fo:text-align="justify" style:justify-single-word="false"/>
      <style:text-properties fo:font-size="12pt" style:text-underline-style="none" officeooo:rsid="00084f43" officeooo:paragraph-rsid="0013ed1d" style:font-size-asian="10.5pt" style:font-size-complex="12pt"/>
    </style:style>
    <style:style style:name="P39" style:family="paragraph" style:parent-style-name="Standard">
      <style:paragraph-properties fo:text-align="justify" style:justify-single-word="false"/>
      <style:text-properties fo:font-size="12pt" style:text-underline-style="none" officeooo:rsid="00084f43" officeooo:paragraph-rsid="00105a96" style:font-size-asian="10.5pt" style:font-size-complex="12pt"/>
    </style:style>
    <style:style style:name="P40" style:family="paragraph" style:parent-style-name="Standard">
      <style:paragraph-properties fo:text-align="justify" style:justify-single-word="false"/>
      <style:text-properties fo:font-size="12pt" style:text-underline-style="none" officeooo:rsid="00084f43" officeooo:paragraph-rsid="0015575b" style:font-size-asian="10.5pt" style:font-size-complex="12pt"/>
    </style:style>
    <style:style style:name="P41" style:family="paragraph" style:parent-style-name="Standard">
      <style:text-properties fo:font-size="12pt" style:text-underline-style="none" officeooo:rsid="000e028b" officeooo:paragraph-rsid="000e028b" style:font-size-asian="10.5pt" style:font-size-complex="12pt"/>
    </style:style>
    <style:style style:name="P42" style:family="paragraph" style:parent-style-name="Standard">
      <style:text-properties fo:font-size="12pt" style:text-underline-style="none" officeooo:rsid="000bf6f6" officeooo:paragraph-rsid="0015e30f" style:font-size-asian="10.5pt" style:font-size-complex="12pt"/>
    </style:style>
    <style:style style:name="P43" style:family="paragraph" style:parent-style-name="Standard">
      <style:text-properties fo:font-size="14pt" style:text-underline-style="none" officeooo:rsid="000bf6f6" officeooo:paragraph-rsid="0015e30f" style:font-size-asian="14pt" style:font-size-complex="14pt"/>
    </style:style>
    <style:style style:name="P44" style:family="paragraph" style:parent-style-name="Standard">
      <style:text-properties fo:font-size="14pt" style:text-underline-style="none" officeooo:rsid="000bf6f6" officeooo:paragraph-rsid="00171436" style:font-size-asian="14pt" style:font-size-complex="14pt"/>
    </style:style>
    <style:style style:name="P45" style:family="paragraph" style:parent-style-name="Standard">
      <style:text-properties fo:font-size="14pt" style:text-underline-style="none" officeooo:rsid="000bf6f6" officeooo:paragraph-rsid="0017b9b0" style:font-size-asian="14pt" style:font-size-complex="14pt"/>
    </style:style>
    <style:style style:name="P46" style:family="paragraph" style:parent-style-name="Standard">
      <style:text-properties fo:font-size="14pt" style:text-underline-style="none" officeooo:rsid="0017b9b0" officeooo:paragraph-rsid="0017b9b0" style:font-size-asian="14pt" style:font-size-complex="14pt"/>
    </style:style>
    <style:style style:name="T1" style:family="text">
      <style:text-properties fo:font-style="italic" officeooo:rsid="0015575b"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0901fd" style:font-style-asian="normal" style:font-style-complex="normal"/>
    </style:style>
    <style:style style:name="T4" style:family="text">
      <style:text-properties fo:font-style="normal" officeooo:rsid="000c095d" style:font-style-asian="normal" style:font-style-complex="normal"/>
    </style:style>
    <style:style style:name="T5" style:family="text">
      <style:text-properties fo:font-style="normal" officeooo:rsid="000cda4e" style:font-style-asian="normal" style:font-style-complex="normal"/>
    </style:style>
    <style:style style:name="T6" style:family="text">
      <style:text-properties fo:font-style="normal" officeooo:rsid="00105a96" style:font-style-asian="normal" style:font-style-complex="normal"/>
    </style:style>
    <style:style style:name="T7" style:family="text">
      <style:text-properties fo:font-style="normal" officeooo:rsid="0010b40e" style:font-style-asian="normal" style:font-style-complex="normal"/>
    </style:style>
    <style:style style:name="T8" style:family="text">
      <style:text-properties fo:font-style="normal" officeooo:rsid="001149c2" style:font-style-asian="normal" style:font-style-complex="normal"/>
    </style:style>
    <style:style style:name="T9" style:family="text">
      <style:text-properties fo:font-style="normal" officeooo:rsid="0012a137" style:font-style-asian="normal" style:font-style-complex="normal"/>
    </style:style>
    <style:style style:name="T10" style:family="text">
      <style:text-properties fo:font-style="normal" officeooo:rsid="0013ed1d" style:font-style-asian="normal" style:font-style-complex="normal"/>
    </style:style>
    <style:style style:name="T11" style:family="text">
      <style:text-properties fo:font-style="normal" officeooo:rsid="0015575b" style:font-style-asian="normal" style:font-style-complex="normal"/>
    </style:style>
    <style:style style:name="T12" style:family="text">
      <style:text-properties fo:font-style="normal" officeooo:rsid="0015e30f" style:font-style-asian="normal" style:font-style-complex="normal"/>
    </style:style>
    <style:style style:name="T13" style:family="text">
      <style:text-properties fo:font-style="normal" style:text-underline-style="solid" style:text-underline-width="auto" style:text-underline-color="font-color" fo:font-weight="bold" officeooo:rsid="000cda4e"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fo:font-weight="bold" officeooo:rsid="0015e30f"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fo:font-weight="bold" officeooo:rsid="00105a96" style:font-size-asian="12pt"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fo:font-weight="bold" officeooo:rsid="001149c2" style:font-size-asian="12pt" style:font-style-asian="normal" style:font-weight-asian="bold" style:font-style-complex="normal" style:font-weight-complex="bold"/>
    </style:style>
    <style:style style:name="T17" style:family="text">
      <style:text-properties fo:font-style="normal" fo:font-weight="bold" officeooo:rsid="000cda4e"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d535c" style:font-style-asian="normal" style:font-weight-asian="normal" style:font-style-complex="normal" style:font-weight-complex="normal"/>
    </style:style>
    <style:style style:name="T20" style:family="text">
      <style:text-properties fo:font-style="normal" fo:font-weight="normal" officeooo:rsid="0015e30f"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ize="12pt" style:text-underline-style="none" officeooo:rsid="00084f43" style:font-size-asian="10.5pt" style:font-size-complex="12pt"/>
    </style:style>
    <style:style style:name="T23" style:family="text">
      <style:text-properties fo:font-size="12pt" fo:font-style="normal" style:text-underline-style="none" officeooo:rsid="000c095d" style:font-size-asian="10.5pt" style:font-style-asian="normal" style:font-size-complex="12pt" style:font-style-complex="normal"/>
    </style:style>
    <style:style style:name="T24" style:family="text">
      <style:text-properties fo:font-size="12pt" fo:font-style="normal" style:text-underline-style="none" officeooo:rsid="001012fc" style:font-size-asian="10.5pt" style:font-style-asian="normal" style:font-size-complex="12pt" style:font-style-complex="normal"/>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officeooo:rsid="000cda4e" style:font-size-asian="12pt" style:font-style-asian="normal" style:font-size-complex="12pt" style:font-style-complex="normal"/>
    </style:style>
    <style:style style:name="T27" style:family="text">
      <style:text-properties fo:font-size="12pt" fo:font-style="normal" officeooo:rsid="0015e30f" style:font-size-asian="12pt" style:font-style-asian="normal" style:font-size-complex="12pt" style:font-style-complex="normal"/>
    </style:style>
    <style:style style:name="T28" style:family="text">
      <style:text-properties fo:font-size="12pt" fo:font-style="normal" officeooo:rsid="00171436" style:font-size-asian="12pt" style:font-style-asian="normal" style:font-size-complex="12pt" style:font-style-complex="normal"/>
    </style:style>
    <style:style style:name="T29" style:family="text">
      <style:text-properties fo:font-size="12pt" fo:font-style="normal" officeooo:rsid="0017b9b0" style:font-size-asian="12pt" style:font-style-asian="normal" style:font-size-complex="12pt" style:font-style-complex="normal"/>
    </style:style>
    <style:style style:name="T30" style:family="text">
      <style:text-properties fo:font-size="12pt" fo:font-style="normal" officeooo:rsid="00184595" style:font-size-asian="12pt" style:font-style-asian="normal" style:font-size-complex="12pt" style:font-style-complex="normal"/>
    </style:style>
    <style:style style:name="T31" style:family="text">
      <style:text-properties fo:font-size="12pt" fo:font-style="normal" officeooo:rsid="0019e313" style:font-size-asian="12pt" style:font-style-asian="normal" style:font-size-complex="12pt" style:font-style-complex="normal"/>
    </style:style>
    <style:style style:name="T32" style:family="text">
      <style:text-properties fo:font-size="12pt" fo:font-style="normal" style:text-underline-style="solid" style:text-underline-width="auto" style:text-underline-color="font-color" officeooo:rsid="000cda4e" style:font-size-asian="12pt" style:font-style-asian="normal" style:font-size-complex="12pt" style:font-style-complex="normal"/>
    </style:style>
    <style:style style:name="T33" style:family="text">
      <style:text-properties fo:font-size="12pt" fo:font-style="normal" style:text-underline-style="solid" style:text-underline-width="auto" style:text-underline-color="font-color" fo:font-weight="bold" officeooo:rsid="0015e30f" style:font-size-asian="12pt" style:font-style-asian="normal" style:font-weight-asian="bold" style:font-size-complex="12pt" style:font-style-complex="normal" style:font-weight-complex="bold"/>
    </style:style>
    <style:style style:name="T34" style:family="text">
      <style:text-properties fo:font-size="12pt" fo:font-style="normal" style:text-underline-style="solid" style:text-underline-width="auto" style:text-underline-color="font-color" fo:font-weight="bold" officeooo:rsid="00171436" style:font-size-asian="12pt" style:font-style-asian="normal" style:font-weight-asian="bold" style:font-size-complex="12pt" style:font-style-complex="normal" style:font-weight-complex="bold"/>
    </style:style>
    <style:style style:name="T35" style:family="text">
      <style:text-properties fo:font-size="12pt" style:text-underline-style="solid" style:text-underline-width="auto" style:text-underline-color="font-color" fo:font-weight="bold" officeooo:rsid="00105a96" style:font-size-asian="12pt" style:font-weight-asian="bold" style:font-size-complex="12pt" style:font-weight-complex="bold"/>
    </style:style>
    <style:style style:name="T36" style:family="text">
      <style:text-properties officeooo:rsid="000901fd"/>
    </style:style>
    <style:style style:name="T37" style:family="text">
      <style:text-properties fo:color="#3399ff"/>
    </style:style>
    <style:style style:name="T38" style:family="text">
      <style:text-properties style:text-underline-style="solid" style:text-underline-width="auto" style:text-underline-color="font-color" fo:font-weight="bold" officeooo:rsid="00105a96" style:font-size-asian="12pt" style:font-weight-asian="bold" style:font-weight-complex="bold"/>
    </style:style>
    <style:style style:name="T39" style:family="text">
      <style:text-properties style:text-underline-style="solid" style:text-underline-width="auto" style:text-underline-color="font-color" fo:font-weight="bold" officeooo:rsid="001149c2" style:font-size-asian="12pt" style:font-weight-asian="bold" style:font-weight-complex="bold"/>
    </style:style>
    <style:style style:name="T40" style:family="text">
      <style:text-properties fo:color="#009900"/>
    </style:style>
    <style:style style:name="T41" style:family="text">
      <style:text-properties fo:color="#009900" style:text-underline-style="solid" style:text-underline-width="auto" style:text-underline-color="font-color" officeooo:rsid="001012fc"/>
    </style:style>
    <style:style style:name="T42" style:family="text">
      <style:text-properties officeooo:rsid="000c095d"/>
    </style:style>
    <style:style style:name="T43" style:family="text">
      <style:text-properties fo:font-size="14pt" style:text-underline-style="solid" style:text-underline-width="auto" style:text-underline-color="font-color" officeooo:rsid="001149c2" style:font-size-asian="14pt" style:font-size-complex="14pt"/>
    </style:style>
    <style:style style:name="T44" style:family="text">
      <style:text-properties fo:font-size="14pt" officeooo:rsid="00105a96" style:font-size-asian="14pt" style:font-size-complex="14pt"/>
    </style:style>
    <style:style style:name="T45" style:family="text">
      <style:text-properties fo:font-size="14pt" officeooo:rsid="001149c2" style:font-size-asian="14pt" style:font-size-complex="14pt"/>
    </style:style>
    <style:style style:name="T46" style:family="text">
      <style:text-properties officeooo:rsid="0015575b"/>
    </style:style>
    <style:style style:name="T47" style:family="text">
      <style:text-properties officeooo:rsid="0015e3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GRIMARD Alan</text:p>
      <text:p text:style-name="P1"><text:span text:style-name="T37">FURELAUD Thomas </text:span><text:tab/><text:tab/><text:tab/><text:tab/><text:tab/><text:tab/><text:tab/> <text:s text:c="7"/><text:span text:style-name="T41">Groupe :</text:span><text:span text:style-name="T40"> TM7C</text:span></text:p>
      <text:p text:style-name="P1"/>
      <text:p text:style-name="P1"/>
      <text:p text:style-name="P23"/>
      <text:p text:style-name="P25">Rapport de Projet</text:p>
      <text:p text:style-name="P23">4TIN401U – Réseaux Info L2 (2017 – 2018)</text:p>
      <text:p text:style-name="P23"/>
      <text:p text:style-name="P24">Chargé de TD :</text:p>
      <text:p text:style-name="P26">PINAUD Bruno</text:p>
      <text:p text:style-name="P23"/>
      <text:p text:style-name="P21"/>
      <text:p text:style-name="P1"/>
      <text:p text:style-name="P1"/>
      <text:p text:style-name="P2">1-Introduction au projet :</text:p>
      <text:p text:style-name="P9"/>
      <text:p text:style-name="P22"><text:span text:style-name="T22"><text:tab/></text:span><text:span text:style-name="T23">Dans le cadre de l’UE « Réseau » de notre deuxième année de licence informatique à l’Université de Bordeaux, nous avons réalisé l</text:span><text:span text:style-name="T24">a</text:span><text:span text:style-name="T23"> mis en réseau d’un jeu </text:span><text:span text:style-name="T24">en langage Python </text:span><text:span text:style-name="T23">qui nous a été fournit : bomber Man. Il nous a donc été transmis tout le code de ce jeu avec toutes les classes et toutes les fonctions qui faisait de ce jeu, un jeu fonctionnel en version standalone. Nous avions donc comme projet d’implémenter le jeu Bomber Man en réseau et donc en version multijoueur, à l’aide d’un serveur centralisé qui ne réalise pas d'affichage graphique, mais maintient à jour l'état courant du jeu </text:span><text:span text:style-name="T24">et se charge de le retransmettre à tous les joueurs</text:span><text:span text:style-name="T23">. Seuls les clients sont en charge de l'interaction avec l'utilisateur (clavier et affichage graphique). Chaque client dispose d'une copie du modèle, qu'il doit maintenir à jour à travers des échanges réseaux avec le serveur.</text:span></text:p>
      <text:p text:style-name="P19"/>
      <text:p text:style-name="P18"/>
      <text:p text:style-name="P18"/>
      <text:p text:style-name="P3"><text:span text:style-name="T36">2</text:span>-<text:span text:style-name="T36">Vue d’ensemble fonctionnelle :</text:span></text:p>
      <text:p text:style-name="P3"/>
      <text:p text:style-name="P6"><text:tab/><text:span text:style-name="T35">2.1) Ce qui fonctionne parfaitement</text:span></text:p>
      <text:p text:style-name="P14"/>
      <text:p text:style-name="P10"><text:span text:style-name="T1"><text:tab/></text:span><text:span text:style-name="T11">1) </text:span><text:span text:style-name="T4">Le </text:span><text:span text:style-name="T6">client</text:span><text:span text:style-name="T4"> se connecte sur le serveur et </text:span><text:span text:style-name="T6">charge</text:span><text:span text:style-name="T4"> toutes les informations </text:span><text:span text:style-name="T6">du</text:span><text:span text:style-name="T4"> serveur (</text:span><text:span text:style-name="T6">les </text:span><text:span text:style-name="T4">fruits, les joueurs présents sur le serveur (s’il y en a), </text:span><text:span text:style-name="T6">les</text:span><text:span text:style-name="T4"> dimension</text:span><text:span text:style-name="T6">s</text:span><text:span text:style-name="T4"> de la map, </text:span><text:span text:style-name="T6">c</text:span><text:span text:style-name="T4">e qu’elle contient…).</text:span></text:p>
      <text:p text:style-name="P10"><text:span text:style-name="T4"/></text:p>
      <text:p text:style-name="P40"><text:span text:style-name="T4"><text:tab/></text:span><text:span text:style-name="T9">2</text:span><text:span text:style-name="T11">)</text:span><text:span text:style-name="T4">Quand un joueur veut se déconnecter proprement (en appuyant sur « échap ») alors un message s’écrit sur le serveur et la personne est supprimée de la map du serveur ; </text:span><text:span text:style-name="T7">le modèle </text:span><text:span text:style-name="T8">serveur se met à jour, et le retransmet aux clients connectés.</text:span><text:span text:style-name="T4"> </text:span></text:p>
      <text:p text:style-name="P27"/>
      <text:p text:style-name="P10"><text:span text:style-name="T4"><text:tab/></text:span><text:span text:style-name="T9">3</text:span><text:span text:style-name="T11">)Le joueur</text:span><text:span text:style-name="T4"> peut se déplacer, son déplacement sera envoyé au serveu</text:span><text:span text:style-name="T6">r,</text:span><text:span text:style-name="T4"> puis le serveur redistribuera cette information à tous les clients qui à leur tour rafraichiront </text:span><text:span text:style-name="T7">leur map</text:span><text:span text:style-name="T4">. </text:span></text:p>
      <text:p text:style-name="P27"/>
      <text:p text:style-name="P11"><text:span text:style-name="T4"><text:tab/></text:span><text:span text:style-name="T9">4</text:span><text:span text:style-name="T11">)</text:span><text:span text:style-name="T4">Lorsqu’un joueur place une bombe, il se passe la même chose, </text:span><text:span text:style-name="T6">l’information est envoyée au serveur qui met à jour son propre mod</text:span><text:span text:style-name="T7">èle</text:span><text:span text:style-name="T6">, puis redistribue le modèle mis à jour à l ‘ensemble des clients </text:span><text:span text:style-name="T7">connecté</text:span><text:span text:style-name="T4">. </text:span></text:p>
      <text:p text:style-name="P28"/>
      <text:p text:style-name="P11"><text:span text:style-name="T4"><text:tab/></text:span></text:p>
      <text:p text:style-name="P38"><text:soft-page-break/><text:span text:style-name="T4"><text:tab/></text:span><text:span text:style-name="T10">5</text:span><text:span text:style-name="T11">)</text:span><text:span text:style-name="T10">Le j</text:span><text:span text:style-name="T11">eu </text:span><text:span text:style-name="T10">fonctionne en multijoueur jusqu’à 8 joueurs simultanés. Au dela de 8 joueurs, lorsque le 9ème joueur se connecte, le serveur plante pour une raison inconnue.</text:span></text:p>
      <text:p text:style-name="P38"><text:span text:style-name="T10"/></text:p>
      <text:p text:style-name="P38"><text:span text:style-name="T10"><text:tab/>6</text:span><text:span text:style-name="T11">)</text:span><text:span text:style-name="T10">Le réseau gère lorsqu’un joueur se déconnecte subitement… Mais de temps en temps, pour une raison encore inconnue, le crash d’un joueur fait planter le serveur. C’est un problème aléatoire dont nous n’avons pas réussi à trouver la source.</text:span></text:p>
      <text:p text:style-name="P11"><text:span text:style-name="T8"/></text:p>
      <text:p text:style-name="P34"><text:span text:style-name="T4"><text:tab/></text:span><text:span text:style-name="T15">2.</text:span><text:span text:style-name="T16">2</text:span><text:span text:style-name="T15">) Ce qui fonctionne </text:span><text:span text:style-name="T16">pas parfaitement</text:span></text:p>
      <text:p text:style-name="P34"><text:span text:style-name="T4"><text:tab/></text:span></text:p>
      <text:p text:style-name="P34"><text:span text:style-name="T4"><text:tab/></text:span><text:span text:style-name="T11">Nous avons remarqué une très légère redondance de code, mais pas bien méchante. Une erreur qui cependant dérange, c’est lors de la déconnection brutale d’un client… Parfois, le serveur n’arriva pas à le traiter comme il le faut, et plante. De plus, notre manière de différencier les joueurs qui ont crash ou qui se sont déconnecté ne se base uniquement sur le pseudo. Ce n’est pas une manière correcte de proceder, nous aurions du attacher beaucoup plus d’importance à l’adresse ou au socket de la personne plutôt qu’à son pseudo.</text:span></text:p>
      <text:p text:style-name="P34"><text:span text:style-name="T11"/></text:p>
      <text:p text:style-name="P34"><text:span text:style-name="T11"><text:tab/>Deuxième chose à propos de la déconnection brutale d’un joueur, lorsque celle-ci est bien géré, la mise à jour à un délais de deux ticks serveur avant de pouvoir être mise à jour. Autrement dis, il nous faut deux requête d’event à faire au serveur pour que celui-ci mette à jour la carte et supprime le personnage du joueur qui à crash. Ce n’est pas assez réactif à notre goût.</text:span></text:p>
      <text:p text:style-name="P34"><text:span text:style-name="T11"/></text:p>
      <text:p text:style-name="P34"><text:span text:style-name="T11"><text:tab/>Un bug fait planter notre programme lorsque nous tentons des mouvements vraiment très rapide. Nous n’avons pas réussi à reproduire ce bug en jouant réellement, même lorsque nous tentons de faire une course le plus rapide possible autour de la map (des rmouvements rapide donc) l’erreur n’apparaît pas. Cependant si nous tentons plusieurs tache en même temps (déplacement dans plusieurs sens + bombe à poser) le programme plante pour une raison inconnue.</text:span></text:p>
      <text:p text:style-name="P34"><text:span text:style-name="T11"/></text:p>
      <text:p text:style-name="P35"><text:span text:style-name="T11"><text:tab/>Enfin, si le serveur demandé n’existe pas, une erreur inconnue apparaît. </text:span><text:span text:style-name="T12">Le programme se ferme, mais avec une erreur.</text:span></text:p>
      <text:p text:style-name="P15"/>
      <text:p text:style-name="P32"><text:span text:style-name="T44"><text:tab/></text:span><text:span text:style-name="T38">2.</text:span><text:span text:style-name="T39">3</text:span><text:span text:style-name="T38">) </text:span><text:span text:style-name="T39">Les Bonus</text:span></text:p>
      <text:p text:style-name="P32"/>
      <text:p text:style-name="P32"><text:span text:style-name="T42"><text:tab/>Nous n’avons pas eu le temps d’ajouter de Bonus important et notable, nous avons essayer de nous appliquer au mieux au programme de base et aux gestions d’erreurs qui nous venaient à l’esprit.</text:span></text:p>
      <text:p text:style-name="P32"><text:span text:style-name="T43"/></text:p>
      <text:p text:style-name="P32"><text:span text:style-name="T44"><text:tab/></text:span><text:span text:style-name="T38">2.</text:span><text:span text:style-name="T39">4</text:span><text:span text:style-name="T38">) Ce qui </text:span><text:span text:style-name="T39">reste à faire</text:span></text:p>
      <text:p text:style-name="P32"><text:span text:style-name="T45"/></text:p>
      <text:p text:style-name="P33"><text:tab/>Dans notre cas, la gestion du crash d’un joueur est défaillante de manière globale. Seule cette fonctionnalité serait à corriger., ainsi que la correction du bug lors de la tentative de connection à un serveur déconnecté.</text:p>
      <text:p text:style-name="P33"/>
      <text:p text:style-name="P33"><text:tab/>Ensuite, nous aurions pu ajouter différent bonus :</text:p>
      <text:p text:style-name="P33"/>
      <text:p text:style-name="P29"><text:tab/><text:span text:style-name="T46">Nous avions l’intention de mettre le jeu en pose pour tout le monde lorsqu’un joueur crash, en attendant qu’il puisse se reconnecter. Pour ainsi limiter les comportement de triche de joueur qui font exprès de crasher pour gagner. Bien évidemment, une reconnection par une même personne qui à crashé  aurait entrainé la récupération des données du personnage qu’il à laissé avant de crasher. Si au bout d’un certain temps le personnage ne s’est pas reconnecté, le joueur perd son personnage, et le jeu reprend pour les autres joueurs.</text:span></text:p>
      <text:p text:style-name="P29"/>
      <text:p text:style-name="P29"><text:soft-page-break/><text:span text:style-name="T46"><text:tab/>Cependant, un joueur qui quitterait proprement le jeu aurait perdu, aucune possibilité de recharger son personnage car cela serait considéré comme un abandon.</text:span></text:p>
      <text:p text:style-name="P29"/>
      <text:p text:style-name="P29"><text:tab/><text:span text:style-name="T47">Enfin, on aurait pu ajouter un compteur de kill par personnage, histoire de compter les scores entre les joueurs. Cependant, cela aurait trop entrainé de modification sur le code initial du jeu.</text:span></text:p>
      <text:p text:style-name="P31"/>
      <text:p text:style-name="P30"/>
      <text:p text:style-name="P4"><text:span text:style-name="T3">3</text:span><text:span text:style-name="T2">-Architecture et implementation :</text:span><text:span text:style-name="T21"><text:tab/></text:span></text:p>
      <text:p text:style-name="P43"><text:span text:style-name="T26"><text:tab/></text:span></text:p>
      <text:p text:style-name="P43"><text:span text:style-name="T26"><text:tab/></text:span><text:span text:style-name="T28">L’ensemble de nos requêtes effectué sont en TCP. Nous allons vous expliquer les fonctionnement du client, du serveur, puis enfin vous donner un algorithme en pseudo langage pour expliquer le protocole réseau utilisé.</text:span></text:p>
      <text:p text:style-name="P43"><text:span text:style-name="T26"/></text:p>
      <text:p text:style-name="P43"><text:span text:style-name="T26">architecture et implementation : vous prendrez soin de décrire les choix techniques que vous avez effectués (TCP/UDP, select/thread, recv non bloquant, acquittement, ...), ainsi que de décrire </text:span><text:span text:style-name="T32">votre protocole réseau</text:span><text:span text:style-name="T26"> au moyen d'un formalisme de votre choix (shéma, algorithme en pseudo-langage, automate, ...). </text:span></text:p>
      <text:p text:style-name="P43"><text:span text:style-name="T26"/></text:p>
      <text:p text:style-name="P43"><text:span text:style-name="T26"/></text:p>
      <text:p text:style-name="P43"><text:span text:style-name="T26"><text:tab/></text:span><text:span text:style-name="T33">3.1) Implémentation coté client</text:span></text:p>
      <text:p text:style-name="P43"><text:span text:style-name="T27"/></text:p>
      <text:p text:style-name="P43"><text:span text:style-name="T27"><text:tab/></text:span><text:span text:style-name="T28">Le client cherche tout d’abord à ce connecter au serveur. Si il n’arrive pas à se connecter (try/except) alors il close la game. Si il arive à se connecter, il fait une requête au serveur lui indiquant « new_player &lt;pseudo&gt; ». Il reçoit ensuite les données de la map : array, width, height, puis les fruits et les personnages par le biais de la bibliothèque pickle que nous avons trouvé simple d’utilisation, et met à jour son modèle local.</text:span></text:p>
      <text:p text:style-name="P43"><text:span text:style-name="T28"/></text:p>
      <text:p text:style-name="P43"><text:span text:style-name="T28"><text:tab/>Le tick est ensuite très simple : il écoute sans arrêt si il reçoit un message du serveur. Ce message ne peut être qu’une mise à jour de son modèle : si il reçoit un message, il met à jour son modèle local.</text:span></text:p>
      <text:p text:style-name="P43"><text:span text:style-name="T28"/></text:p>
      <text:p text:style-name="P43"><text:span text:style-name="T28"><text:tab/>Enfin, les événements </text:span><text:span text:style-name="T29">connection nouveau joueur, </text:span><text:span text:style-name="T28">quit, move et drop envoi une requête simple en ASCII, avec un codage en byte, au serveur de la sorte : &lt;keyword&gt; &lt;pseudo&gt; &lt;dir&gt; (uniquement si l’event est move) et met a jour son modèle local. Le serveur se charge ensuite du traitement de celui ci, </text:span><text:span text:style-name="T29">et retransmet son propre modèle</text:span><text:span text:style-name="T28">. </text:span><text:span text:style-name="T29">Les keyword peuvent être new_player, DIR, DROP ou QUIT.</text:span></text:p>
      <text:p text:style-name="P43"><text:span text:style-name="T28"/></text:p>
      <text:p text:style-name="P44"><text:span text:style-name="T27"><text:tab/></text:span><text:span text:style-name="T33">3.</text:span><text:span text:style-name="T34">2</text:span><text:span text:style-name="T33">) Implémentation coté </text:span><text:span text:style-name="T34">serveur</text:span></text:p>
      <text:p text:style-name="P44"><text:span text:style-name="T28"/></text:p>
      <text:p text:style-name="P45"><text:span text:style-name="T28"><text:tab/></text:span><text:span text:style-name="T29">Le serveur utilise des threads pour gérer ses clients connectés. Il possède un disctionnaire player_dictionnaire classant les pseudo des joueurs avec leur socket de connection respectif. On lance un thread uniquement utilisé pour gerer la connection des nouveaux joueur. Ce thread agit ainsi : lorsqu’un nouveau joueur se connecte, il lance un thread propre à ce personnage, qui se chargera de décoder l’ensemble de ses messages : on décode, puis split le message et analyse l’ensemble de ses mots. En fonction du keyword, un traitement différent sera fait : </text:span></text:p>
      <text:p text:style-name="P45"><text:span text:style-name="T29">- si c’est un nouveau joueur (keyword new_player), on lui envoi via la bibliothèque pickle la map et le modèle du serveur. </text:span><text:span text:style-name="T30">On enregistre sa socket et son pseudo dans le dictionnaire player_dictionnaire</text:span></text:p>
      <text:p text:style-name="P46"><text:span text:style-name="T25">- si le joueur QUIT, on tue le personnage du modèle et ferme sa socket de connection.</text:span></text:p>
      <text:p text:style-name="P46"><text:span text:style-name="T25">- si le joueur move (DIR), on déplace le personnage sur le modèle.</text:span></text:p>
      <text:p text:style-name="P46"><text:span text:style-name="T25">- si le joueur DROP une bombe, on la fait apparaître sur le modèle serveur.</text:span></text:p>
      <text:p text:style-name="P46"><text:span text:style-name="T25"/></text:p>
      <text:p text:style-name="P46"><text:soft-page-break/><text:span text:style-name="T25">Dès l’instant où on reçoit </text:span><text:span text:style-name="T31">une</text:span><text:span text:style-name="T25"> requête d’un client, c’est que le modèle à été modifié. Ainsi, la variable self.modif passe à True.</text:span></text:p>
      <text:p text:style-name="P46"><text:span text:style-name="T25"/></text:p>
      <text:p text:style-name="P46"><text:span text:style-name="T25"><text:tab/>Notre tick est très simple : </text:span><text:span text:style-name="T30">si la variable self.modif vaut True, alors lancer la fonction gestion_event, qui se chargera d’envoyer à tout les clients connecté le nouveau modèle mis à jour du serveur, puis repasser la variable à false. Sinon, ne rien faire.</text:span></text:p>
      <text:p text:style-name="P46"><text:span text:style-name="T30"/></text:p>
      <text:p text:style-name="P46"><text:span text:style-name="T30"><text:tab/>La fonction gestion_event est également simple : pour toute les sockets du dictionnaire player_dictionnaire, envoyer le nouveau modèle à l’aide de la bibliothèque pickle. Si on y arrive pas (try/except) alors vérifier si le joueur s’est déconnecté, ou à tout simplement crashé. Si il à crash, tuer son personnage, et fermer sa socket. Puis supprimer la socket du dictionnaire player_dictionnaire.</text:span></text:p>
      <text:p text:style-name="P17"/>
      <text:p text:style-name="P7"/>
      <text:p text:style-name="P7"/>
      <text:p text:style-name="P7"/>
      <text:p text:style-name="P5"><text:span text:style-name="T5">4</text:span><text:span text:style-name="T2">-</text:span><text:span text:style-name="T5">Bilan du projet :</text:span></text:p>
      <text:p text:style-name="P8"/>
      <text:p text:style-name="P12"><text:span text:style-name="T17"><text:s text:c="5"/></text:span><text:span text:style-name="T13">Thomas :</text:span></text:p>
      <text:p text:style-name="P16"/>
      <text:p text:style-name="P13"><text:span text:style-name="T18"><text:tab/></text:span><text:span text:style-name="T19">Personnellement, je trouve que ce projet a été très enrichissant car il m’a appris plein de choses au niveau réseau et socket en python (plus que les TM). J’ai aussi trouvé ce projet très intéressant au niveau de l’apprentissage malgré le peu des séances de TM pour poser des questions aux professeurs (même s'il y a un forum je le sais mais il est toujours mieux de pouvoir poser des questions au prof) mais apprendre par moi-même m’a aussi plu.Ensuite malgré les toutes les informations présentent sur internet j’ai trouvé ce projet quand même assez dur comparé à ce qu’on avait fait en TM. </text:span></text:p>
      <text:p text:style-name="P41"><text:span text:style-name="T19">P</text:span><text:span text:style-name="T18">our finir j’ai trouvé que ce projet, le but de ce projet ainsi que la réalisation du projet (code de jeu donné pour développé le réseau) est une bonne approche de tout ce qui est réseau (code mais aussi architecture) sans être vraiment trop dur. </text:span></text:p>
      <text:p text:style-name="P41"><text:span text:style-name="T18"/></text:p>
      <text:p text:style-name="P42"><text:span text:style-name="T17"><text:s text:c="5"/></text:span><text:span text:style-name="T14">Alan</text:span><text:span text:style-name="T13">:</text:span></text:p>
      <text:p text:style-name="P42"><text:span text:style-name="T13"/></text:p>
      <text:p text:style-name="P36"><text:span text:style-name="T19"><text:tab/></text:span><text:span text:style-name="T20">Cet UE fût très intéressante à faire. Nous avons appris beaucoup de notion en rapport avec les communications serveurs-clients, et j’ai maintenant, pour ma part, une idée plus précise de la quantité énorme de données qui transittent en continue dans la vie de tout les jours, au travers de nos jeux, applications…</text:span></text:p>
      <text:p text:style-name="P36"><text:span text:style-name="T20"><text:tab/>Le réseau est un type d’informatique qui m’attire plus que le développement basique, et ce projet me conforte dans cette idée.</text:span></text:p>
      <text:p text:style-name="P36"><text:span text:style-name="T20"><text:tab/>Je regrette cependant le manque de séance de TD à ce sujet, et les délais qui sont tombé très très mal, entre la fin de notre projet technologique qui tombait une semaine avant, la révisions des partiels de la semaine d’après, et la fin des cours qui nous ont empêcher d’avoir un nombre suffisant d’heure de TD sur le su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16:15:30.631921377</meta:creation-date>
    <dc:date>2018-04-27T21:56:53.380839388</dc:date>
    <meta:editing-duration>PT38M</meta:editing-duration>
    <meta:editing-cycles>10</meta:editing-cycles>
    <meta:generator>LibreOffice/5.2.7.2$Linux_X86_64 LibreOffice_project/20m0$Build-2</meta:generator>
    <meta:document-statistic meta:table-count="0" meta:image-count="0" meta:object-count="0" meta:page-count="4" meta:paragraph-count="56" meta:word-count="1739" meta:character-count="10344" meta:non-whitespace-character-count="8585"/>
  </office:meta>
</office:document-meta>
</file>